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f4f9"/>
    </style:style>
    <style:style style:name="P2" style:family="paragraph" style:parent-style-name="Text_20_body">
      <style:text-properties officeooo:paragraph-rsid="00075489"/>
    </style:style>
    <style:style style:name="P3" style:family="paragraph" style:parent-style-name="Text_20_body">
      <style:text-properties officeooo:rsid="00075489" officeooo:paragraph-rsid="00075489"/>
    </style:style>
    <style:style style:name="P4" style:family="paragraph" style:parent-style-name="Text_20_body">
      <style:text-properties officeooo:rsid="0007cf11" officeooo:paragraph-rsid="0007cf11"/>
    </style:style>
    <style:style style:name="P5" style:family="paragraph" style:parent-style-name="Text_20_body">
      <style:text-properties officeooo:rsid="0007cf11" officeooo:paragraph-rsid="001fc07d"/>
    </style:style>
    <style:style style:name="P6" style:family="paragraph" style:parent-style-name="Text_20_body">
      <style:text-properties officeooo:rsid="0008dd6e" officeooo:paragraph-rsid="0008dd6e"/>
    </style:style>
    <style:style style:name="P7" style:family="paragraph" style:parent-style-name="Text_20_body">
      <style:text-properties officeooo:paragraph-rsid="000ec141"/>
    </style:style>
    <style:style style:name="P8" style:family="paragraph" style:parent-style-name="Text_20_body">
      <style:text-properties officeooo:rsid="00105ad7" officeooo:paragraph-rsid="00105ad7"/>
    </style:style>
    <style:style style:name="P9" style:family="paragraph" style:parent-style-name="Text_20_body">
      <style:text-properties officeooo:paragraph-rsid="00105ad7"/>
    </style:style>
    <style:style style:name="P10" style:family="paragraph" style:parent-style-name="Text_20_body">
      <style:text-properties officeooo:rsid="00118b7d" officeooo:paragraph-rsid="00118b7d"/>
    </style:style>
    <style:style style:name="P11" style:family="paragraph" style:parent-style-name="Text_20_body">
      <style:text-properties officeooo:paragraph-rsid="00118b7d"/>
    </style:style>
    <style:style style:name="P12" style:family="paragraph" style:parent-style-name="Text_20_body">
      <style:text-properties officeooo:rsid="00125185" officeooo:paragraph-rsid="00125185"/>
    </style:style>
    <style:style style:name="P13" style:family="paragraph" style:parent-style-name="Text_20_body">
      <style:text-properties officeooo:rsid="00136bd7" officeooo:paragraph-rsid="00136bd7"/>
    </style:style>
    <style:style style:name="P14" style:family="paragraph" style:parent-style-name="Text_20_body">
      <style:text-properties officeooo:rsid="001f63ac" officeooo:paragraph-rsid="001f63ac"/>
    </style:style>
    <style:style style:name="P15" style:family="paragraph" style:parent-style-name="Title">
      <style:text-properties officeooo:rsid="0005efa4" officeooo:paragraph-rsid="0005efa4"/>
    </style:style>
    <style:style style:name="P16" style:family="paragraph" style:parent-style-name="Title">
      <style:paragraph-properties fo:text-align="center" style:justify-single-word="false"/>
      <style:text-properties officeooo:rsid="0005efa4" officeooo:paragraph-rsid="0005f4f9"/>
    </style:style>
    <style:style style:name="P17" style:family="paragraph" style:parent-style-name="Text_20_body" style:list-style-name="L1">
      <style:text-properties officeooo:rsid="00075489" officeooo:paragraph-rsid="001f63ac"/>
    </style:style>
    <style:style style:name="P18" style:family="paragraph" style:parent-style-name="Text_20_body" style:list-style-name="L1">
      <style:text-properties officeooo:rsid="00075489" officeooo:paragraph-rsid="00075489"/>
    </style:style>
    <style:style style:name="P19" style:family="paragraph" style:parent-style-name="Text_20_body" style:list-style-name="L1">
      <style:text-properties officeooo:rsid="001f63ac" officeooo:paragraph-rsid="001f63ac"/>
    </style:style>
    <style:style style:name="P20" style:family="paragraph" style:parent-style-name="Text_20_body">
      <style:text-properties officeooo:rsid="00118b7d" officeooo:paragraph-rsid="00118b7d"/>
    </style:style>
    <style:style style:name="P21" style:family="paragraph" style:parent-style-name="Text_20_body">
      <style:text-properties officeooo:rsid="00118b7d" officeooo:paragraph-rsid="00247aac"/>
    </style:style>
    <style:style style:name="P22" style:family="paragraph" style:parent-style-name="Text_20_body">
      <style:text-properties officeooo:rsid="00118b7d" officeooo:paragraph-rsid="0025cacc"/>
    </style:style>
    <style:style style:name="P23" style:family="paragraph" style:parent-style-name="Text_20_body">
      <style:text-properties officeooo:rsid="00216b18" officeooo:paragraph-rsid="00216b18"/>
    </style:style>
    <style:style style:name="P24" style:family="paragraph" style:parent-style-name="Text_20_body">
      <style:text-properties officeooo:rsid="0021f14d" officeooo:paragraph-rsid="0021f14d"/>
    </style:style>
    <style:style style:name="P25" style:family="paragraph" style:parent-style-name="Text_20_body">
      <style:text-properties officeooo:rsid="00234d9d" officeooo:paragraph-rsid="00234d9d"/>
    </style:style>
    <style:style style:name="P26" style:family="paragraph" style:parent-style-name="Text_20_body">
      <style:text-properties officeooo:rsid="00105ad7" officeooo:paragraph-rsid="00105ad7"/>
    </style:style>
    <style:style style:name="P27" style:family="paragraph" style:parent-style-name="Text_20_body">
      <style:text-properties officeooo:rsid="00247aac" officeooo:paragraph-rsid="00247aac"/>
    </style:style>
    <style:style style:name="P28" style:family="paragraph" style:parent-style-name="Text_20_body">
      <style:text-properties officeooo:rsid="00125185" officeooo:paragraph-rsid="00125185"/>
    </style:style>
    <style:style style:name="P29" style:family="paragraph" style:parent-style-name="Text_20_body">
      <style:text-properties officeooo:rsid="0025cacc" officeooo:paragraph-rsid="0025cacc"/>
    </style:style>
    <style:style style:name="P30" style:family="paragraph" style:parent-style-name="Text_20_body">
      <style:text-properties officeooo:rsid="0025cacc" officeooo:paragraph-rsid="0027c61e"/>
    </style:style>
    <style:style style:name="P31" style:family="paragraph" style:parent-style-name="Text_20_body">
      <style:text-properties officeooo:paragraph-rsid="00125185"/>
    </style:style>
    <style:style style:name="P32" style:family="paragraph" style:parent-style-name="Text_20_body">
      <style:text-properties officeooo:rsid="0027c61e" officeooo:paragraph-rsid="0027c61e"/>
    </style:style>
    <style:style style:name="P33" style:family="paragraph" style:parent-style-name="Text_20_body">
      <style:paragraph-properties fo:break-before="page"/>
      <style:text-properties officeooo:rsid="00216b18" officeooo:paragraph-rsid="00216b18"/>
    </style:style>
    <style:style style:name="P34" style:family="paragraph" style:parent-style-name="Heading">
      <style:paragraph-properties fo:break-before="page"/>
    </style:style>
    <style:style style:name="P35" style:family="paragraph" style:parent-style-name="Heading_20_1" style:list-style-name="">
      <style:paragraph-properties fo:text-align="start" style:justify-single-word="false">
        <style:tab-stops/>
      </style:paragraph-properties>
      <style:text-properties officeooo:rsid="0005f4f9" officeooo:paragraph-rsid="0005f4f9"/>
    </style:style>
    <style:style style:name="P36" style:family="paragraph" style:parent-style-name="Heading_20_1">
      <style:paragraph-properties fo:break-before="page"/>
      <style:text-properties officeooo:rsid="0005f4f9" officeooo:paragraph-rsid="0005f4f9"/>
    </style:style>
    <style:style style:name="P37" style:family="paragraph" style:parent-style-name="Heading_20_1">
      <style:paragraph-properties fo:break-before="page"/>
      <style:text-properties officeooo:rsid="00075489" officeooo:paragraph-rsid="00075489"/>
    </style:style>
    <style:style style:name="P38" style:family="paragraph" style:parent-style-name="Heading_20_1">
      <style:paragraph-properties fo:break-before="page"/>
      <style:text-properties officeooo:rsid="000ec141" officeooo:paragraph-rsid="000ec141"/>
    </style:style>
    <style:style style:name="P39" style:family="paragraph" style:parent-style-name="Heading_20_2">
      <style:text-properties officeooo:rsid="00075489" officeooo:paragraph-rsid="00075489"/>
    </style:style>
    <style:style style:name="P40" style:family="paragraph" style:parent-style-name="Heading_20_2">
      <style:text-properties officeooo:rsid="0007cf11" officeooo:paragraph-rsid="0007cf11"/>
    </style:style>
    <style:style style:name="P41" style:family="paragraph" style:parent-style-name="Heading_20_2">
      <style:text-properties officeooo:rsid="000ec141" officeooo:paragraph-rsid="000ec141"/>
    </style:style>
    <style:style style:name="P42" style:family="paragraph" style:parent-style-name="Heading_20_2">
      <style:paragraph-properties fo:break-before="page"/>
      <style:text-properties officeooo:rsid="00105ad7" officeooo:paragraph-rsid="00105ad7"/>
    </style:style>
    <style:style style:name="P43" style:family="paragraph" style:parent-style-name="Heading_20_2">
      <style:paragraph-properties fo:break-before="page"/>
      <style:text-properties officeooo:rsid="00118b7d" officeooo:paragraph-rsid="00118b7d"/>
    </style:style>
    <style:style style:name="P44" style:family="paragraph" style:parent-style-name="Heading_20_2">
      <style:paragraph-properties fo:break-before="page"/>
      <style:text-properties officeooo:rsid="00125185" officeooo:paragraph-rsid="00125185"/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25cacc" style:font-name-asian="Liberation Serif1" style:font-name-complex="Liberation Serif1"/>
    </style:style>
    <style:style style:name="T3" style:family="text">
      <style:text-properties style:font-name="Liberation Serif1" officeooo:rsid="0027c61e" style:font-name-asian="Liberation Serif1" style:font-name-complex="Liberation Serif1"/>
    </style:style>
    <style:style style:name="T4" style:family="text">
      <style:text-properties style:font-name="Liberation Serif" officeooo:rsid="00247aac" style:font-name-asian="Noto Sans CJK SC Regular" style:font-name-complex="FreeSans"/>
    </style:style>
    <style:style style:name="T5" style:family="text">
      <style:text-properties style:font-name="Liberation Serif" officeooo:rsid="0025cacc" style:font-name-asian="Noto Sans CJK SC Regular" style:font-name-complex="FreeSans"/>
    </style:style>
    <style:style style:name="T6" style:family="text">
      <style:text-properties officeooo:rsid="001f63ac"/>
    </style:style>
    <style:style style:name="T7" style:family="text">
      <style:text-properties officeooo:rsid="001fc07d"/>
    </style:style>
    <style:style style:name="T8" style:family="text">
      <style:text-properties officeooo:rsid="0021f14d"/>
    </style:style>
    <style:style style:name="T9" style:family="text">
      <style:text-properties officeooo:rsid="002274f6"/>
    </style:style>
    <style:style style:name="T10" style:family="text">
      <style:text-properties officeooo:rsid="00247aac"/>
    </style:style>
    <style:style style:name="T11" style:family="text">
      <style:text-properties style:font-name="Liberation Serif1" officeooo:rsid="00247aac" style:font-name-asian="Liberation Serif1" style:font-name-complex="Liberation Serif1"/>
    </style:style>
    <style:style style:name="T12" style:family="text">
      <style:text-properties officeooo:rsid="0025cacc"/>
    </style:style>
    <style:style style:name="fr1" style:family="graphic" style:parent-style-name="Frame">
      <style:graphic-properties style:vertical-pos="middle" style:vertical-rel="page-content" style:horizontal-pos="from-left" style:horizontal-rel="page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09cm" svg:width="16.907cm" draw:z-index="0">
        <draw:text-box fo:min-height="0.499cm">
          <text:p text:style-name="P16">Analyse du <text:span text:style-name="T6">séquencement des commandes</text:span></text:p>
        </draw:text-box>
      </draw:frame>
      <text:p text:style-name="P15"/>
      <text:table-of-content text:style-name="Sect1" text:protected="true" text:name="Table des matières1">
        <text:table-of-content-source text:outline-level="10" text:use-index-source-styles="true">
          <text:index-title-template text:style-name="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des matières1_Head">
            <text:p text:style-name="P34">Table des matières</text:p>
          </text:index-title>
          <text:p text:style-name="P46"><text:a xlink:type="simple" xlink:href="#__RefHeading___Toc254_802795865" text:style-name="Index_20_Link" text:visited-style-name="Index_20_Link">Objectifs<text:tab/>3</text:a></text:p>
          <text:p text:style-name="P46"><text:a xlink:type="simple" xlink:href="#__RefHeading___Toc256_802795865" text:style-name="Index_20_Link" text:visited-style-name="Index_20_Link">Définitions des différents éléments<text:tab/>4</text:a></text:p>
          <text:p text:style-name="P45"><text:a xlink:type="simple" xlink:href="#__RefHeading___Toc258_802795865" text:style-name="Index_20_Link" text:visited-style-name="Index_20_Link">Structure d’une séquences<text:tab/>4</text:a></text:p>
          <text:p text:style-name="P45"><text:a xlink:type="simple" xlink:href="#__RefHeading___Toc260_802795865" text:style-name="Index_20_Link" text:visited-style-name="Index_20_Link">Spécification<text:tab/>4</text:a></text:p>
          <text:p text:style-name="P46"><text:a xlink:type="simple" xlink:href="#__RefHeading___Toc678_802795865" text:style-name="Index_20_Link" text:visited-style-name="Index_20_Link">Algorithmes en pseudo-code<text:tab/>6</text:a></text:p>
          <text:p text:style-name="P45"><text:a xlink:type="simple" xlink:href="#__RefHeading___Toc680_802795865" text:style-name="Index_20_Link" text:visited-style-name="Index_20_Link">Création de séquences<text:tab/>6</text:a></text:p>
          <text:p text:style-name="P45"><text:a xlink:type="simple" xlink:href="#__RefHeading___Toc682_802795865" text:style-name="Index_20_Link" text:visited-style-name="Index_20_Link">Fonction de liaison de séquences<text:tab/>7</text:a></text:p>
          <text:p text:style-name="P45"><text:a xlink:type="simple" xlink:href="#__RefHeading___Toc684_802795865" text:style-name="Index_20_Link" text:visited-style-name="Index_20_Link">Fonction d’exécution de séquences<text:tab/>8</text:a></text:p>
          <text:p text:style-name="P45"><text:a xlink:type="simple" xlink:href="#__RefHeading___Toc686_802795865" text:style-name="Index_20_Link" text:visited-style-name="Index_20_Link">Fonction de suppression de séquences<text:tab/>9</text:a></text:p>
        </text:index-body>
      </text:table-of-content>
      <text:h text:style-name="P35" text:outline-level="1"/>
      <text:h text:style-name="P36" text:outline-level="1"><text:bookmark-start text:name="__RefHeading___Toc254_802795865"/>Objectifs<text:bookmark-end text:name="__RefHeading___Toc254_802795865"/></text:h>
      <text:p text:style-name="P1"/>
      <text:p text:style-name="P14">L’objectif du séquencement des commandes est de pouvoir chaîner différentes commandes afin de pouvoir les exécuter de manières conditionnelles sans devoir s’y reprendre à plusieurs reprises.</text:p>
      <text:p text:style-name="P14">Pour se faire, j’utiliserai donc une nouvelle structure accompagné de la structure commande spécifiée dans le dossier d’analyse du lancement des commandes.</text:p>
      <text:h text:style-name="P37" text:outline-level="1"><text:bookmark-start text:name="__RefHeading___Toc256_802795865"/>Définitions des différents éléments<text:bookmark-end text:name="__RefHeading___Toc256_802795865"/></text:h>
      <text:h text:style-name="P39" text:outline-level="2"><text:bookmark-start text:name="__RefHeading___Toc258_802795865"/>Structure d’une <text:span text:style-name="T6">séquences</text:span><text:bookmark-end text:name="__RefHeading___Toc258_802795865"/></text:h>
      <text:p text:style-name="P2"/>
      <text:p text:style-name="P3">Un <text:span text:style-name="T6">élément de séquence</text:span> sera définie grâce aux éléments suivants :</text:p>
      <text:list xml:id="list8661068250074628712" text:style-name="L1">
        <text:list-item>
          <text:p text:style-name="P17">commande : <text:span text:style-name="T6">structure</text:span>;</text:p>
        </text:list-item>
        <text:list-item>
          <text:p text:style-name="P18"><text:span text:style-name="T6">Une énumération permettant de définir sous quelle condition l’élément est chaîné, le premier n’étant pas considéré</text:span>;</text:p>
        </text:list-item>
        <text:list-item>
          <text:p text:style-name="P19">Une éventuelle autre structure permettant de déterminer si il y a un autre élément de séquence.</text:p>
        </text:list-item>
      </text:list>
      <text:p text:style-name="P3"/>
      <text:h text:style-name="P40" text:outline-level="2"><text:bookmark-start text:name="__RefHeading___Toc260_802795865"/>Spécification<text:bookmark-end text:name="__RefHeading___Toc260_802795865"/></text:h>
      <text:p text:style-name="P4"/>
      <text:p text:style-name="P4">Nom de méthode : new<text:span text:style-name="T6">Sequence</text:span></text:p>
      <text:p text:style-name="P4">Description : Créer un <text:span text:style-name="T6">nouvel élément de séquence</text:span>.</text:p>
      <text:p text:style-name="P4">Arguments : Un<text:span text:style-name="T6">e commande à associer à une séquence</text:span>;</text:p>
      <text:p text:style-name="P4">Préconditions : argument non vide ;</text:p>
      <text:p text:style-name="P4">Retour : pointeur sur une <text:span text:style-name="T7">séquence</text:span> ;</text:p>
      <text:p text:style-name="P5">Postconditions : <text:span text:style-name="T7">Pointeur sur séquence non nul, énumération défini à aucune</text:span>.</text:p>
      <text:p text:style-name="P5"/>
      <text:p text:style-name="P5">Nom de méthode : <text:span text:style-name="T7">LinkSequences</text:span></text:p>
      <text:p text:style-name="P6">Description : <text:span text:style-name="T7">Lie deux séquences entre elles.</text:span></text:p>
      <text:p text:style-name="P4">Arguments : <text:span text:style-name="T7">Deux séquences et une énumération pour déterminer la condition</text:span></text:p>
      <text:p text:style-name="P4">Précondition : <text:span text:style-name="T7">Les séquences doivent être non nulles</text:span> ;</text:p>
      <text:p text:style-name="P4">Retour : vrai si l’ajout a réussi, faux sinon.</text:p>
      <text:p text:style-name="P4">Postcondition : <text:span text:style-name="T7">Le deuxième élément doit contenir l’énumération spécifiée en paramètre, le suivant du premier élément de séquence doit-être égale au second élément de séquence</text:span></text:p>
      <text:p text:style-name="P23"/>
      <text:p text:style-name="P33">Nom de méthode : executeSequence</text:p>
      <text:p text:style-name="P23">Description : Exécute une séquence</text:p>
      <text:p text:style-name="P23">Arguments : Une séquence</text:p>
      <text:p text:style-name="P23">Précondition, Séquence et commande associée non nulles</text:p>
      <text:p text:style-name="P23">Retour : <text:span text:style-name="T10">1 si l’exécution s’est bien passée, 0 en cas d’erreur d’exécution, -1 pour les autres erreurs</text:span></text:p>
      <text:p text:style-name="P23">PostCondition : aucune</text:p>
      <text:p text:style-name="P23"/>
      <text:p text:style-name="P23">Nom de méthode : deleteSequence</text:p>
      <text:p text:style-name="P23">Description : Détruit la séquence complète et tous ses membres</text:p>
      <text:p text:style-name="P23">Arguments : Une séquence</text:p>
      <text:p text:style-name="P23">Précondition : Séquence non nulle</text:p>
      <text:p text:style-name="P23">Retour : Aucun</text:p>
      <text:p text:style-name="P23">Postcondition : Aucune fuite mémoire</text:p>
      <text:h text:style-name="P38" text:outline-level="1"><text:bookmark-start text:name="__RefHeading___Toc678_802795865"/>Algorithmes en pseudo-code<text:bookmark-end text:name="__RefHeading___Toc678_802795865"/></text:h>
      <text:h text:style-name="P41" text:outline-level="2"><text:bookmark-start text:name="__RefHeading___Toc680_802795865"/>Création de <text:span text:style-name="T8">séquences</text:span><text:bookmark-end text:name="__RefHeading___Toc680_802795865"/></text:h>
      <text:p text:style-name="P7"/>
      <text:p text:style-name="P24">Fonction : newSequence</text:p>
      <text:p text:style-name="P24"/>
      <text:p text:style-name="P24">Variables :</text:p>
      <text:p text:style-name="P24"><text:tab/><text:tab/><text:span text:style-name="T9">entrée : c, Commande</text:span></text:p>
      <text:p text:style-name="P24"><text:tab/><text:tab/>locale : s, Sequence*</text:p>
      <text:p text:style-name="P24"/>
      <text:p text:style-name="P24">DEBUT PROCEDURE</text:p>
      <text:p text:style-name="P24"><text:tab/><text:tab/>Si c = valeur nulle alors</text:p>
      <text:p text:style-name="P24"><text:tab/><text:tab/><text:tab/>retourner valeur nulle</text:p>
      <text:p text:style-name="P24"><text:tab/><text:tab/>Fin Si</text:p>
      <text:p text:style-name="P24"/>
      <text:p text:style-name="P24"><text:tab/><text:tab/>allouer s</text:p>
      <text:p text:style-name="P24"><text:tab/><text:tab/>Si allocation s échoue alors</text:p>
      <text:p text:style-name="P24"><text:tab/><text:tab/><text:tab/>retourner valeur nulle</text:p>
      <text:p text:style-name="P24"><text:tab/><text:tab/>Fin Si</text:p>
      <text:p text:style-name="P24"/>
      <text:p text:style-name="P24"><text:tab/><text:tab/>s.condition = AUCUNE</text:p>
      <text:p text:style-name="P24"><text:tab/><text:tab/>s.commande = c</text:p>
      <text:p text:style-name="P24"><text:tab/><text:tab/>retourner s</text:p>
      <text:p text:style-name="P24">FIN PROCEDURE</text:p>
      <text:h text:style-name="P42" text:outline-level="2"><text:bookmark-start text:name="__RefHeading___Toc682_802795865"/>Fonction d<text:span text:style-name="T9">e liaison de séquences</text:span><text:bookmark-end text:name="__RefHeading___Toc682_802795865"/></text:h>
      <text:p text:style-name="P9"/>
      <text:p text:style-name="P8">Fonction <text:span text:style-name="T9">LinkSequences</text:span></text:p>
      <text:p text:style-name="P8"/>
      <text:p text:style-name="P8">Variable<text:span text:style-name="T9">s</text:span> :</text:p>
      <text:p text:style-name="P8"><text:tab/><text:tab/><text:span text:style-name="T10">entrée : s1, Sequence</text:span></text:p>
      <text:p text:style-name="P8"><text:tab/><text:tab/><text:span text:style-name="T10">entrée : s2, Sequence</text:span></text:p>
      <text:p text:style-name="P8"><text:tab/><text:tab/><text:span text:style-name="T10">entrée : condition, enum</text:span></text:p>
      <text:p text:style-name="P8"/>
      <text:p text:style-name="P25">DEBUT PROCEDURE</text:p>
      <text:p text:style-name="P25"><text:tab/><text:tab/><text:span text:style-name="T10">Si <text:s/>(s1|s2) = nulle ou valeur incohérente alors</text:span></text:p>
      <text:p text:style-name="P25"><text:tab/><text:tab/><text:tab/><text:span text:style-name="T10">retourner 0</text:span></text:p>
      <text:p text:style-name="P25"><text:tab/><text:tab/><text:span text:style-name="T10">Fin Si</text:span></text:p>
      <text:p text:style-name="P25"><text:tab/><text:tab/></text:p>
      <text:p text:style-name="P25"><text:tab/><text:tab/><text:span text:style-name="T10">s1.suivant = s2</text:span></text:p>
      <text:p text:style-name="P25"><text:tab/><text:tab/><text:span text:style-name="T10">s2.condition = condition</text:span></text:p>
      <text:p text:style-name="P25"><text:tab/><text:tab/><text:span text:style-name="T10">retourner 1</text:span></text:p>
      <text:p text:style-name="P25">FIN PROCEDURE</text:p>
      <text:h text:style-name="P43" text:outline-level="2"><text:bookmark-start text:name="__RefHeading___Toc684_802795865"/>Fonction <text:span text:style-name="T10">d’exécution de séquences</text:span><text:bookmark-end text:name="__RefHeading___Toc684_802795865"/></text:h>
      <text:p text:style-name="P11"/>
      <text:p text:style-name="P10">Fonction <text:span text:style-name="T10">executeSequence</text:span></text:p>
      <text:p text:style-name="P11"/>
      <text:p text:style-name="P10">Variable :</text:p>
      <text:p text:style-name="P10"><text:tab/><text:tab/><text:span text:style-name="T10">entrée : s, Sequence</text:span></text:p>
      <text:p text:style-name="P10"><text:tab/><text:tab/><text:span text:style-name="T10">locale : retour </text:span><text:span text:style-name="T11">←</text:span><text:span text:style-name="T10"> 0</text:span></text:p>
      <text:p text:style-name="P10"/>
      <text:p text:style-name="P27">DEBUT PROCEDURE</text:p>
      <text:p text:style-name="P10"><text:tab/><text:tab/><text:span text:style-name="T4">Si s = nulle ou s incohérent alors</text:span></text:p>
      <text:p text:style-name="P10"><text:span text:style-name="T4"><text:tab/><text:tab/><text:tab/>errno </text:span><text:span text:style-name="T11">←</text:span><text:span text:style-name="T4">EINVAL</text:span></text:p>
      <text:p text:style-name="P10"><text:span text:style-name="T4"><text:tab/><text:tab/><text:tab/>retourner -1</text:span></text:p>
      <text:p text:style-name="P10"><text:span text:style-name="T4"><text:tab/><text:tab/>Fin Si</text:span></text:p>
      <text:p text:style-name="P10"><text:span text:style-name="T4"/></text:p>
      <text:p text:style-name="P10"><text:span text:style-name="T4"><text:tab/><text:tab/>Pour chaque élément de la séquence : elt faire</text:span></text:p>
      <text:p text:style-name="P21"><text:span text:style-name="T4"><text:tab/><text:tab/><text:tab/>Si elt incohérent alors</text:span></text:p>
      <text:p text:style-name="P21"><text:span text:style-name="T4"><text:tab/><text:tab/><text:tab/><text:tab/>retourner -1</text:span></text:p>
      <text:p text:style-name="P21"><text:span text:style-name="T4"><text:tab/><text:tab/><text:tab/>Fin Si</text:span></text:p>
      <text:p text:style-name="P22"><text:span text:style-name="T4"><text:tab/><text:tab/><text:tab/>Si (retour = 0 et elt.condition = AND ou NONE) ou (si retour </text:span><text:span text:style-name="T11">≠</text:span><text:span text:style-name="T4"> 0 et elt.condition) alors</text:span></text:p>
      <text:p text:style-name="P21"><text:span text:style-name="T4"><text:tab/><text:tab/><text:tab/><text:tab/>executeCommande(elt.c)</text:span></text:p>
      <text:p text:style-name="P21"><text:span text:style-name="T4"><text:tab/><text:tab/><text:tab/>Sinon </text:span></text:p>
      <text:p text:style-name="P21"><text:span text:style-name="T4"><text:tab/><text:tab/><text:tab/><text:tab/></text:span><text:span text:style-name="T5">quitter procédure</text:span></text:p>
      <text:p text:style-name="P21"><text:span text:style-name="T5"><text:tab/><text:tab/><text:tab/>Fin Si</text:span></text:p>
      <text:p text:style-name="P21"><text:span text:style-name="T4"><text:tab/><text:tab/><text:tab/>Si retour de elt.c!= exit alors</text:span></text:p>
      <text:p text:style-name="P21"><text:span text:style-name="T4"><text:tab/><text:tab/><text:tab/><text:tab/>Retourner 0</text:span></text:p>
      <text:p text:style-name="P21"><text:span text:style-name="T4"><text:tab/><text:tab/><text:tab/>Fin Si</text:span></text:p>
      <text:p text:style-name="P21"><text:span text:style-name="T4"><text:tab/><text:tab/>Fin Pour</text:span></text:p>
      <text:p text:style-name="P27">FIN PROCEDURE</text:p>
      <text:h text:style-name="P44" text:outline-level="2"><text:bookmark-start text:name="__RefHeading___Toc686_802795865"/>Fonction de <text:span text:style-name="T12">suppression de séquences</text:span><text:bookmark-end text:name="__RefHeading___Toc686_802795865"/></text:h>
      <text:p text:style-name="P31"/>
      <text:p text:style-name="P29">Sous-Fonction deleteLinkedMember</text:p>
      <text:p text:style-name="P29"/>
      <text:p text:style-name="P29">Variables :</text:p>
      <text:p text:style-name="P29"><text:tab/><text:tab/>entrée : s, Sequence</text:p>
      <text:p text:style-name="P32">DEBUT PROCEDURE</text:p>
      <text:p text:style-name="P32"><text:span text:style-name="T2"><text:tab/><text:tab/>Si s = nulle alors</text:span></text:p>
      <text:p text:style-name="P30"><text:span text:style-name="T1"><text:tab/><text:tab/><text:tab/>quitter procédure</text:span></text:p>
      <text:p text:style-name="P30"><text:span text:style-name="T1"><text:tab/><text:tab/>Fin Si</text:span></text:p>
      <text:p text:style-name="P30"><text:span text:style-name="T1"><text:tab/><text:tab/>delete</text:span><text:span text:style-name="T3">LinkedMember(s</text:span><text:span text:style-name="T1">)</text:span></text:p>
      <text:p text:style-name="P30"><text:span text:style-name="T1"><text:tab/><text:tab/>deleteCommande(c)</text:span></text:p>
      <text:p text:style-name="P32">FIN PROCEDURE</text:p>
      <text:p text:style-name="P32"/>
      <text:p text:style-name="P32"/>
      <text:p text:style-name="P12">Fonction <text:span text:style-name="T12">deleteSequence</text:span></text:p>
      <text:p text:style-name="P12"><text:tab/><text:tab/></text:p>
      <text:p text:style-name="P12">Variables :</text:p>
      <text:p text:style-name="P12"><text:tab/><text:tab/><text:span text:style-name="T12">entrée : s, Sequence</text:span></text:p>
      <text:p text:style-name="P13"/>
      <text:p text:style-name="P29"><text:span text:style-name="T1">DEBUT PROCEDURE</text:span></text:p>
      <text:p text:style-name="P29"><text:span text:style-name="T1"><text:tab/><text:tab/></text:span><text:span text:style-name="T3">Si s = nulle alors</text:span></text:p>
      <text:p text:style-name="P29"><text:span text:style-name="T3"><text:tab/><text:tab/><text:tab/>quitter procédure</text:span></text:p>
      <text:p text:style-name="P29"><text:span text:style-name="T3"><text:tab/><text:tab/>Fin Si</text:span></text:p>
      <text:p text:style-name="P29"><text:span text:style-name="T1"><text:tab/><text:tab/></text:span><text:span text:style-name="T3">deleteLinkedMember(s)</text:span></text:p>
      <text:p text:style-name="P29"><text:span text:style-name="T1"><text:tab/><text:tab/>cleanEnvCommande()</text:span></text:p>
      <text:p text:style-name="P29"><text:span text:style-name="T1">FIN PROCED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loext:graphic-properties draw:fill-image-width="0cm" draw:fill-image-height="0cm"/>
      <style:paragraph-properties fo:margin-top="0.423cm" fo:margin-bottom="0.212cm" loext:contextual-spacing="false" fo:text-align="center" style:justify-single-word="false" style:page-number="auto" style:shadow="none" fo:keep-with-next="always">
        <style:tab-stops/>
      </style:paragraph-properties>
      <style:text-properties style:font-name="Liberation Sans" fo:font-family="'Liberation Sans'" style:font-family-generic="swiss" style:font-pitch="variable" fo:font-size="14pt" fo:background-color="transparen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tru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vertical-align="auto" style:snap-to-layout-gri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start" style:justify-single-word="false" fo:text-indent="0cm" style:auto-text-indent="false"/>
      <style:text-properties fo:color="#006600" fo:font-size="130%" fo:font-weight="bold" style:font-size-asian="130%" style:font-weight-asian="bold" style:font-size-complex="130%" style:font-weight-complex="600"/>
    </style:style>
    <style:style style:name="Sans_20_nom1" style:display-name="Sans nom1" style:family="paragraph" style:parent-style-name="Text_20_body">
      <style:paragraph-properties fo:line-height="150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align="start" style:justify-single-word="false" fo:text-indent="1.251cm" style:auto-text-indent="false"/>
      <style:text-properties fo:color="#6666ff"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21:22:05.844783895</meta:creation-date>
    <meta:editing-duration>PT1H58M6S</meta:editing-duration>
    <meta:editing-cycles>23</meta:editing-cycles>
    <meta:generator>LibreOffice/5.1.4.2$Linux_X86_64 LibreOffice_project/10m0$Build-2</meta:generator>
    <dc:date>2016-12-19T16:10:13.039049716</dc:date>
    <meta:document-statistic meta:table-count="0" meta:image-count="0" meta:object-count="0" meta:page-count="9" meta:paragraph-count="124" meta:word-count="576" meta:character-count="3761" meta:non-whitespace-character-count="3178"/>
  </office:meta>
</office:document-meta>
</file>